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rsid="001b88fe" officeooo:paragraph-rsid="001b88fe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b88fe" officeooo:paragraph-rsid="001b88fe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rl-tb"/>
      <style:text-properties fo:font-size="16pt" officeooo:rsid="001b88fe" officeooo:paragraph-rsid="001b88f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ز اموزش هریسون فهمیدم که گوگل وقتی سایت ها را پیدا می کند و به کاربر نمایش می دهد متن زیرین لینک را از یک تگ متا می گیرد به این ترتیب:</text:p>
      <text:p text:style-name="P3"/>
      <text:p text:style-name="P3">&lt;meta name="description" content="this is what google shows"&gt;</text:p>
      <text:p text:style-name="P3"/>
      <text:p text:style-name="P2">که متاسفانه در این ادیتور تخمی لینوکس جای علامت های کوچکتر بزرگتر خوب نیفتاده اس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7</meta:editing-cycles>
    <meta:creation-date>2017-06-01T07:12:00</meta:creation-date>
    <dc:date>2017-10-10T14:54:34.038130247</dc:date>
    <meta:editing-duration>PT11M25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54" meta:character-count="278" meta:non-whitespace-character-count="2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